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A50000073CAF71EBA6816FD31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FreeSans" svg:font-family="FreeSans" style:font-family-generic="swiss"/>
    <style:font-face style:name="Verdana" svg:font-family="Verdana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Verdana2" svg:font-family="Verdana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156cm" fo:margin-left="-0.231cm" table:align="left" style:writing-mode="lr-tb"/>
    </style:style>
    <style:style style:name="Tabla1.A" style:family="table-column">
      <style:table-column-properties style:column-width="17.15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76cm" fo:padding-top="0.176cm" fo:padding-bottom="0.176cm" fo:border="1pt solid #000000" style:writing-mode="lr-tb"/>
    </style:style>
    <style:style style:name="Tabla2" style:family="table">
      <style:table-properties style:width="17.156cm" fo:margin-left="-0.231cm" table:align="left" style:writing-mode="lr-tb"/>
    </style:style>
    <style:style style:name="Tabla2.A" style:family="table-column">
      <style:table-column-properties style:column-width="17.15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23cm" fo:padding-right="0.176cm" fo:padding-top="0.176cm" fo:padding-bottom="0.176cm" fo:border="1pt solid #000000" style:writing-mode="lr-tb"/>
    </style:style>
    <style:style style:name="Tabla3" style:family="table">
      <style:table-properties style:width="17.156cm" fo:margin-left="-0.231cm" table:align="left" style:writing-mode="lr-tb"/>
    </style:style>
    <style:style style:name="Tabla3.A" style:family="table-column">
      <style:table-column-properties style:column-width="17.15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23cm" fo:padding-right="0.176cm" fo:padding-top="0.176cm" fo:padding-bottom="0.176cm" fo:border="1pt solid #000000" style:writing-mode="lr-tb"/>
    </style:style>
    <style:style style:name="Tabla4" style:family="table">
      <style:table-properties style:width="17.156cm" fo:margin-left="-0.231cm" table:align="left" style:writing-mode="lr-tb"/>
    </style:style>
    <style:style style:name="Tabla4.A" style:family="table-column">
      <style:table-column-properties style:column-width="17.156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23cm" fo:padding-right="0.176cm" fo:padding-top="0.176cm" fo:padding-bottom="0.176cm" fo:border="1pt solid #000000" style:writing-mode="lr-tb"/>
    </style:style>
    <style:style style:name="P1" style:family="paragraph" style:parent-style-name="Header">
      <style:paragraph-properties fo:margin-top="0cm" fo:margin-bottom="0.353cm" loext:contextual-spacing="false"/>
      <style:text-properties fo:language="es" fo:country="AR"/>
    </style:style>
    <style:style style:name="P2" style:family="paragraph" style:parent-style-name="Header">
      <style:paragraph-properties fo:margin-top="0cm" fo:margin-bottom="0.353cm" loext:contextual-spacing="false" style:snap-to-layout-grid="false"/>
      <style:text-properties fo:language="es" fo:country="AR" style:language-asian="none" style:country-asian="none"/>
    </style:style>
    <style:style style:name="P3" style:family="paragraph" style:parent-style-name="Header">
      <style:paragraph-properties fo:margin-top="0cm" fo:margin-bottom="0.353cm" loext:contextual-spacing="false" fo:text-align="end" style:justify-single-word="false"/>
      <style:text-properties fo:language="es" fo:country="AR"/>
    </style:style>
    <style:style style:name="P4" style:family="paragraph" style:parent-style-name="Header">
      <style:paragraph-properties fo:text-align="end" style:justify-single-word="false"/>
      <style:text-properties fo:language="es" fo:country="AR" officeooo:paragraph-rsid="001b42eb"/>
    </style:style>
    <style:style style:name="P5" style:family="paragraph" style:parent-style-name="Header">
      <style:paragraph-properties fo:text-align="end" style:justify-single-word="false"/>
      <style:text-properties fo:language="es" fo:country="AR" officeooo:paragraph-rsid="001b42eb" style:font-name-asian="Calibri2" style:font-name-complex="Calibri2"/>
    </style:style>
    <style:style style:name="P6" style:family="paragraph" style:parent-style-name="Standard">
      <style:text-properties fo:language="es" fo:country="AR"/>
    </style:style>
    <style:style style:name="P7" style:family="paragraph" style:parent-style-name="Standard">
      <style:text-properties style:font-name="Verdana" fo:font-size="12pt" fo:language="es" fo:country="AR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Verdana1" fo:language="es" fo:country="AR" fo:background-color="transparent" style:font-name-asian="Verdana2" style:font-name-complex="Verdana1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Verdana1" fo:language="es" fo:country="AR" officeooo:paragraph-rsid="00206669" fo:background-color="transparent" style:font-name-asian="Verdana2" style:font-name-complex="Verdana1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Verdana1" fo:language="es" fo:country="AR" officeooo:paragraph-rsid="0028f04c" fo:background-color="transparent" style:font-name-asian="Verdana2" style:font-name-complex="Verdana1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Verdana1" fo:language="es" fo:country="AR" officeooo:paragraph-rsid="002ad410" fo:background-color="transparent" style:font-name-asian="Verdana2" style:font-name-complex="Verdana1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Verdana1" fo:language="es" fo:country="AR" officeooo:paragraph-rsid="003de7ac" fo:background-color="transparent" style:font-name-asian="Verdana2" style:font-name-complex="Verdana1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Verdana1" fo:language="es" fo:country="AR" officeooo:paragraph-rsid="003fd411" fo:background-color="transparent" style:font-name-asian="Verdana2" style:font-name-complex="Verdana1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Verdana1" fo:language="es" fo:country="AR" officeooo:rsid="003de7ac" officeooo:paragraph-rsid="003de7ac" fo:background-color="transparent" style:font-name-asian="Verdana2" style:font-name-complex="Verdana1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Verdana1" fo:language="es" fo:country="AR" officeooo:rsid="003de7ac" officeooo:paragraph-rsid="003fd411" fo:background-color="transparent" style:font-name-asian="Verdana2" style:font-name-complex="Verdana1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cccccc" style:font-name="Verdana1" fo:language="es" fo:country="AR" fo:background-color="transparent" style:font-name-asian="Verdana2" style:font-name-complex="Verdana1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cccccc" style:font-name="Verdana1" fo:language="es" fo:country="AR" officeooo:paragraph-rsid="00206669" fo:background-color="transparent" style:font-name-asian="Verdana2" style:font-name-complex="Verdana1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cccccc" style:font-name="Verdana1" fo:language="es" fo:country="AR" officeooo:paragraph-rsid="0038c363" fo:background-color="transparent" style:font-name-asian="Verdana2" style:font-name-complex="Verdana1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dddddd" style:font-name="Verdana1" fo:language="es" fo:country="AR" fo:font-weight="normal" fo:background-color="transparent" style:font-name-asian="Verdana2" style:font-weight-asian="normal" style:font-name-complex="Verdana1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dddddd" style:font-name="Verdana1" fo:language="es" fo:country="AR" fo:font-weight="normal" officeooo:paragraph-rsid="0028f2ed" fo:background-color="transparent" style:font-name-asian="Verdana2" style:font-weight-asian="normal" style:font-name-complex="Verdana1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dddddd" style:font-name="Verdana1" fo:language="es" fo:country="AR" fo:font-weight="normal" officeooo:paragraph-rsid="002ad410" fo:background-color="transparent" style:font-name-asian="Verdana2" style:font-weight-asian="normal" style:font-name-complex="Verdana1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language="es" fo:country="AR" officeooo:paragraph-rsid="00206669"/>
    </style:style>
    <style:style style:name="P24" style:family="paragraph" style:parent-style-name="Standard">
      <style:paragraph-properties fo:margin-left="0cm" fo:margin-right="0cm" fo:margin-top="0.423cm" fo:margin-bottom="0.106cm" loext:contextual-spacing="false" fo:text-align="justify" style:justify-single-word="false" fo:text-indent="0cm" style:auto-text-indent="false"/>
      <style:text-properties fo:language="es" fo:country="AR"/>
    </style:style>
    <style:style style:name="P25" style:family="paragraph" style:parent-style-name="Standard">
      <style:paragraph-properties fo:margin-left="0cm" fo:margin-right="0cm" fo:margin-top="0.423cm" fo:margin-bottom="0.106cm" loext:contextual-spacing="false" fo:text-align="justify" style:justify-single-word="false" fo:text-indent="0cm" style:auto-text-indent="false"/>
      <style:text-properties fo:language="es" fo:country="AR" officeooo:paragraph-rsid="002c5de9"/>
    </style:style>
    <style:style style:name="P26" style:family="paragraph" style:parent-style-name="Standard">
      <style:paragraph-properties fo:margin-left="0cm" fo:margin-right="0cm" fo:margin-top="0.423cm" fo:margin-bottom="0.106cm" loext:contextual-spacing="false" fo:text-indent="0cm" style:auto-text-indent="false"/>
      <style:text-properties style:font-name="Verdana" fo:font-size="12pt" fo:language="es" fo:country="AR" style:font-size-asian="12pt" style:font-size-complex="12pt"/>
    </style:style>
    <style:style style:name="P27" style:family="paragraph" style:parent-style-name="Standard">
      <style:paragraph-properties fo:margin-left="0cm" fo:margin-right="0cm" fo:margin-top="0.423cm" fo:margin-bottom="0.106cm" loext:contextual-spacing="false" fo:text-align="justify" style:justify-single-word="false" fo:text-indent="0cm" style:auto-text-indent="false"/>
      <style:text-properties style:font-name="Verdana" fo:font-size="12pt" fo:language="es" fo:country="AR" fo:font-style="italic" officeooo:rsid="002c5de9" officeooo:paragraph-rsid="002c5de9" style:font-size-asian="12pt" style:font-style-asian="italic" style:font-size-complex="12pt" style:font-style-complex="italic"/>
    </style:style>
    <style:style style:name="P28" style:family="paragraph" style:parent-style-name="Standard">
      <style:paragraph-properties fo:margin-left="0cm" fo:margin-right="0cm" fo:margin-top="0.423cm" fo:margin-bottom="0.106cm" loext:contextual-spacing="false" fo:text-indent="0cm" style:auto-text-indent="false"/>
      <style:text-properties style:font-name="Verdana" fo:font-size="12pt" style:font-size-asian="12pt" style:font-size-complex="12pt"/>
    </style:style>
    <style:style style:name="P29" style:family="paragraph" style:parent-style-name="Standard">
      <style:paragraph-properties fo:margin-left="0cm" fo:margin-right="0cm" fo:margin-top="0.423cm" fo:margin-bottom="0.106cm" loext:contextual-spacing="false" fo:text-align="justify" style:justify-single-word="false" fo:text-indent="0cm" style:auto-text-indent="false"/>
      <style:text-properties style:font-name="Verdana" fo:font-size="12pt" officeooo:paragraph-rsid="00360d75" style:font-size-asian="12pt" style:font-size-complex="12pt"/>
    </style:style>
    <style:style style:name="P30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fo:font-variant="normal" fo:text-transform="none" fo:color="#000000" style:text-line-through-style="none" style:text-line-through-type="none" style:text-position="0% 100%" style:font-name="Calibri1" fo:font-size="18pt" fo:language="es" fo:country="AR" fo:font-style="normal" style:text-underline-style="none" fo:font-weight="bold" officeooo:rsid="00178c85" officeooo:paragraph-rsid="001e4f7e" style:letter-kerning="false" style:font-name-asian="Calibri2" style:font-size-asian="18pt" style:language-asian="zh" style:country-asian="CN" style:font-style-asian="normal" style:font-weight-asian="bold" style:font-name-complex="Calibri2" style:font-size-complex="18pt" style:language-complex="hi" style:country-complex="IN"/>
    </style:style>
    <style:style style:name="P31" style:family="paragraph" style:parent-style-name="Standard">
      <style:paragraph-properties fo:margin-left="0cm" fo:margin-right="0cm" fo:margin-top="0.423cm" fo:margin-bottom="0.106cm" loext:contextual-spacing="false" fo:text-align="justify" style:justify-single-word="false" fo:text-indent="0cm" style:auto-text-indent="false"/>
      <style:text-properties style:font-name="Verdana" fo:font-size="12pt" fo:language="es" fo:country="AR" officeooo:rsid="0043b3c1" officeooo:paragraph-rsid="0043b3c1" style:font-size-asian="12pt" style:font-size-complex="12pt"/>
    </style:style>
    <style:style style:name="T1" style:family="text">
      <style:text-properties fo:language="es" fo:country="AR"/>
    </style:style>
    <style:style style:name="T2" style:family="text">
      <style:text-properties fo:language="es" fo:country="AR" fo:font-weight="bold" style:font-weight-asian="bold" style:font-weight-complex="bold"/>
    </style:style>
    <style:style style:name="T3" style:family="text">
      <style:text-properties fo:language="es" fo:country="AR" fo:font-style="italic" style:font-style-asian="italic" style:font-style-complex="italic"/>
    </style:style>
    <style:style style:name="T4" style:family="text">
      <style:text-properties fo:language="es" fo:country="AR" fo:font-style="italic" officeooo:rsid="00335012" style:font-style-asian="italic" style:font-style-complex="italic"/>
    </style:style>
    <style:style style:name="T5" style:family="text">
      <style:text-properties fo:language="es" fo:country="AR" fo:font-style="italic" officeooo:rsid="0033f9e9" style:font-style-asian="italic" style:font-style-complex="italic"/>
    </style:style>
    <style:style style:name="T6" style:family="text">
      <style:text-properties fo:language="es" fo:country="AR" fo:font-style="italic" officeooo:rsid="0035ada7" style:font-style-asian="italic" style:font-style-complex="italic"/>
    </style:style>
    <style:style style:name="T7" style:family="text">
      <style:text-properties fo:language="es" fo:country="AR" style:text-underline-style="solid" style:text-underline-width="auto" style:text-underline-color="font-color"/>
    </style:style>
    <style:style style:name="T8" style:family="text">
      <style:text-properties fo:language="es" fo:country="AR" fo:font-style="normal" style:font-style-asian="normal" style:font-style-complex="normal"/>
    </style:style>
    <style:style style:name="T9" style:family="text">
      <style:text-properties fo:language="es" fo:country="AR" officeooo:rsid="00335012"/>
    </style:style>
    <style:style style:name="T10" style:family="text">
      <style:text-properties fo:language="es" fo:country="AR" officeooo:rsid="0033f9e9"/>
    </style:style>
    <style:style style:name="T11" style:family="text">
      <style:text-properties fo:language="es" fo:country="AR" style:text-underline-style="none"/>
    </style:style>
    <style:style style:name="T12" style:family="text">
      <style:text-properties fo:language="es" fo:country="AR" officeooo:rsid="0037efeb"/>
    </style:style>
    <style:style style:name="T13" style:family="text">
      <style:text-properties style:font-name="Verdana1" fo:language="es" fo:country="AR" fo:font-weight="bold" fo:background-color="transparent" loext:char-shading-value="0" style:font-name-asian="Verdana2" style:font-weight-asian="bold" style:font-name-complex="Verdana1" style:font-weight-complex="bold"/>
    </style:style>
    <style:style style:name="T14" style:family="text">
      <style:text-properties style:font-name="Verdana1" fo:language="es" fo:country="AR" fo:background-color="transparent" loext:char-shading-value="0" style:font-name-asian="Verdana2" style:font-name-complex="Verdana1"/>
    </style:style>
    <style:style style:name="T15" style:family="text">
      <style:text-properties style:font-name="Verdana1" fo:language="es" fo:country="AR" officeooo:rsid="001b6c95" fo:background-color="transparent" loext:char-shading-value="0" style:font-name-asian="Verdana2" style:font-name-complex="Verdana1"/>
    </style:style>
    <style:style style:name="T16" style:family="text">
      <style:text-properties style:font-name="Verdana1" fo:language="es" fo:country="AR" officeooo:rsid="0028f04c" fo:background-color="transparent" loext:char-shading-value="0" style:font-name-asian="Verdana2" style:font-name-complex="Verdana1"/>
    </style:style>
    <style:style style:name="T17" style:family="text">
      <style:text-properties style:font-name="Verdana1" fo:language="es" fo:country="AR" officeooo:rsid="002f7b1d" fo:background-color="transparent" loext:char-shading-value="0" style:font-name-asian="Verdana2" style:font-name-complex="Verdana1"/>
    </style:style>
    <style:style style:name="T18" style:family="text">
      <style:text-properties style:font-name="Verdana1" fo:language="es" fo:country="AR" officeooo:rsid="0042e9d4" fo:background-color="transparent" loext:char-shading-value="0" style:font-name-asian="Verdana2" style:font-name-complex="Verdana1"/>
    </style:style>
    <style:style style:name="T19" style:family="text">
      <style:text-properties fo:color="#cccccc" style:font-name="Verdana1" fo:language="es" fo:country="AR" fo:background-color="transparent" loext:char-shading-value="0" style:font-name-asian="Verdana2" style:font-name-complex="Verdana1"/>
    </style:style>
    <style:style style:name="T20" style:family="text">
      <style:text-properties fo:color="#cccccc" style:font-name="Verdana1" fo:language="es" fo:country="AR" officeooo:rsid="002260a9" fo:background-color="transparent" loext:char-shading-value="0" style:font-name-asian="Verdana2" style:font-name-complex="Verdana1"/>
    </style:style>
    <style:style style:name="T21" style:family="text">
      <style:text-properties fo:color="#cccccc" fo:font-size="11pt" officeooo:rsid="0038c363" style:font-size-asian="11pt" style:language-asian="zh" style:country-asian="CN" style:font-size-complex="11pt" style:language-complex="ar" style:country-complex="SA"/>
    </style:style>
    <style:style style:name="T22" style:family="text">
      <style:text-properties fo:color="#cccccc" fo:font-size="11pt" officeooo:rsid="003de7ac" style:font-size-asian="11pt" style:language-asian="zh" style:country-asian="CN" style:font-size-complex="11pt" style:language-complex="ar" style:country-complex="SA"/>
    </style:style>
    <style:style style:name="T23" style:family="text">
      <style:text-properties fo:color="#cccccc" fo:font-size="11pt" officeooo:rsid="003fd411" style:font-size-asian="11pt" style:language-asian="zh" style:country-asian="CN" style:font-size-complex="11pt" style:language-complex="ar" style:country-complex="SA"/>
    </style:style>
    <style:style style:name="T24" style:family="text">
      <style:text-properties officeooo:rsid="001b6c95"/>
    </style:style>
    <style:style style:name="T25" style:family="text">
      <style:text-properties officeooo:rsid="001e4f7e"/>
    </style:style>
    <style:style style:name="T26" style:family="text">
      <style:text-properties officeooo:rsid="00206669"/>
    </style:style>
    <style:style style:name="T27" style:family="text">
      <style:text-properties officeooo:rsid="0021f298"/>
    </style:style>
    <style:style style:name="T28" style:family="text">
      <style:text-properties officeooo:rsid="002260a9"/>
    </style:style>
    <style:style style:name="T29" style:family="text">
      <style:text-properties style:font-name="Verdana" fo:font-size="12pt" style:font-size-asian="12pt" style:font-size-complex="12pt"/>
    </style:style>
    <style:style style:name="T30" style:family="text">
      <style:text-properties style:font-name="Verdana" fo:font-size="12pt" officeooo:rsid="002c5de9" style:font-size-asian="12pt" style:font-size-complex="12pt"/>
    </style:style>
    <style:style style:name="T31" style:family="text">
      <style:text-properties style:font-name="Verdana" fo:font-size="12pt" officeooo:rsid="003c411b" style:font-size-asian="12pt" style:font-size-complex="12pt"/>
    </style:style>
    <style:style style:name="T32" style:family="text">
      <style:text-properties style:font-name="Verdana" fo:font-size="12pt" fo:font-weight="bold" officeooo:rsid="002c5de9" style:font-size-asian="12pt" style:font-weight-asian="bold" style:font-size-complex="12pt" style:font-weight-complex="bold"/>
    </style:style>
    <style:style style:name="T33" style:family="text">
      <style:text-properties style:font-name="Verdana" fo:font-size="12pt" fo:font-style="italic" officeooo:rsid="002c5de9" style:font-size-asian="12pt" style:font-style-asian="italic" style:font-size-complex="12pt" style:font-style-complex="italic"/>
    </style:style>
    <style:style style:name="T34" style:family="text">
      <style:text-properties style:font-name="Verdana" fo:font-size="12pt" fo:font-style="italic" officeooo:rsid="002f4da8" style:font-size-asian="12pt" style:font-style-asian="italic" style:font-size-complex="12pt" style:font-style-complex="italic"/>
    </style:style>
    <style:style style:name="T35" style:family="text">
      <style:text-properties style:font-name="Verdana" fo:font-size="12pt" fo:font-style="italic" officeooo:rsid="003c41c8" style:font-size-asian="12pt" style:font-style-asian="italic" style:font-size-complex="12pt" style:font-style-complex="italic"/>
    </style:style>
    <style:style style:name="T36" style:family="text">
      <style:text-properties officeooo:rsid="002489eb"/>
    </style:style>
    <style:style style:name="T37" style:family="text">
      <style:text-properties officeooo:rsid="00264d2c"/>
    </style:style>
    <style:style style:name="T38" style:family="text">
      <style:text-properties officeooo:rsid="0026d0f7"/>
    </style:style>
    <style:style style:name="T39" style:family="text">
      <style:text-properties officeooo:rsid="0028a832"/>
    </style:style>
    <style:style style:name="T40" style:family="text">
      <style:text-properties officeooo:rsid="0028f04c"/>
    </style:style>
    <style:style style:name="T41" style:family="text">
      <style:text-properties officeooo:rsid="0028f2ed"/>
    </style:style>
    <style:style style:name="T42" style:family="text">
      <style:text-properties officeooo:rsid="002ad410"/>
    </style:style>
    <style:style style:name="T43" style:family="text">
      <style:text-properties officeooo:rsid="0031364d"/>
    </style:style>
    <style:style style:name="T44" style:family="text">
      <style:text-properties officeooo:rsid="00321ab5"/>
    </style:style>
    <style:style style:name="T45" style:family="text">
      <style:text-properties officeooo:rsid="00388e56"/>
    </style:style>
    <style:style style:name="T46" style:family="text">
      <style:text-properties officeooo:rsid="0038c363"/>
    </style:style>
    <style:style style:name="T47" style:family="text">
      <style:text-properties officeooo:rsid="003ad684"/>
    </style:style>
    <style:style style:name="T48" style:family="text">
      <style:text-properties officeooo:rsid="003de7ac"/>
    </style:style>
    <style:style style:name="T49" style:family="text">
      <style:text-properties officeooo:rsid="0041562e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TP<text:span text:style-name="T25">2</text:span>: <text:span text:style-name="T25">Persistiendo</text:span> Objetos</text:p>
      <text:p text:style-name="P24"><text:span text:style-name="T29">En este TP vamos a persistir el modelo de objetos diseñado en el TP anterior. Los casos de uso a implementar se definen con las </text:span><text:span text:style-name="T31">siguientes </text:span><text:span text:style-name="T29">interfaces</text:span>.</text:p>
      <text:p text:style-name="P25"><text:span text:style-name="T32">Criterio Pedagógico</text:span><text:span text:style-name="T30">: </text:span><text:span text:style-name="T33">Es importante entender que </text:span><text:span text:style-name="T34">la implementación de </text:span><text:span text:style-name="T33">estas interfaces no tendrán lógica de negocios. Simplemente delegarán el trabajo en los objetos del modelo. La responsabilidad de estos servicios es la </text:span><text:span text:style-name="T35">de</text:span><text:span text:style-name="T33"> crear instancias (fábrica) y delegar </text:span><text:span text:style-name="T34">en ellas el trabajo, </text:span><text:span text:style-name="T33">dentro del contexto de persistencia.</text:span></text:p>
      <text:p text:style-name="P27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8"><text:span text:style-name="T13">interface</text:span><text:span text:style-name="T14"> C</text:span><text:span text:style-name="T15">liente</text:span><text:span text:style-name="T14">Service {</text:span></text:p>
            <text:p text:style-name="P17"><text:tab/>// validar que el <text:span text:style-name="T27">dni</text:span> no se repita</text:p>
            <text:p text:style-name="P9"><text:tab/>void crearC<text:span text:style-name="T24">liente</text:span>(String nombre, String <text:span text:style-name="T24">apellido, String dni, String email</text:span>);</text:p>
            <text:p text:style-name="P18"/>
            <text:p text:style-name="P18"><text:tab/>// validar <text:span text:style-name="T36">que sea un cliente existente</text:span></text:p>
            <text:p text:style-name="P10"><text:tab/>void <text:span text:style-name="T26">modificar</text:span>C<text:span text:style-name="T24">liente</text:span>(<text:span text:style-name="T26">Long idCliente, </text:span>String nombre, ...);</text:p>
            <text:p text:style-name="P23"/>
            <text:p text:style-name="P8"><text:span text:style-name="T14"><text:tab/></text:span><text:span text:style-name="T19">// validar </text:span><text:span text:style-name="T20">que sea un cliente existente</text:span></text:p>
            <text:p text:style-name="P9"><text:tab/>void <text:span text:style-name="T24">agregarTarjeta</text:span>(Long idC<text:span text:style-name="T24">liente</text:span>, String <text:span text:style-name="T28">nro</text:span>, String <text:span text:style-name="T28">marca</text:span>);</text:p>
            <text:p text:style-name="P13"><text:s text:c="10"/></text:p>
            <text:p text:style-name="P13"><text:span text:style-name="T48"><text:s text:c="10"/></text:span><text:span text:style-name="T22">//Devuelve las tarjetas de un cliente específico</text:span></text:p>
            <text:p text:style-name="P15"><text:s text:c="10"/>List listarTarjetas(Long idCliente);</text:p>
            <text:p text:style-name="P9">}</text:p>
          </table:table-cell>
        </table:table-row>
      </table:table>
      <text:p text:style-name="P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"><text:span text:style-name="T13">interface</text:span><text:span text:style-name="T14"> </text:span><text:span text:style-name="T15">Producto</text:span><text:span text:style-name="T14">Service {</text:span></text:p>
            <text:p text:style-name="P9"/>
            <text:p text:style-name="P17"><text:tab/>//validar que <text:span text:style-name="T37">sea una categoría existente y que codigo no se repita</text:span></text:p>
            <text:p text:style-name="P9"><text:tab/>void crearP<text:span text:style-name="T36">roducto</text:span>(<text:span text:style-name="T38">String codigo, </text:span>String <text:span text:style-name="T37">descripcion</text:span>, <text:span text:style-name="T37">float precio</text:span>, <text:span text:style-name="T37">Long IdCategoría</text:span>);</text:p>
            <text:p text:style-name="P9"/>
            <text:p text:style-name="P17"><text:tab/>//validar <text:span text:style-name="T39">que sea un producto existente</text:span></text:p>
            <text:p text:style-name="P9"><text:tab/>void <text:span text:style-name="T39">modificar</text:span>P<text:span text:style-name="T39">roducto</text:span>(Long id<text:span text:style-name="T39">Producto, ...</text:span>);</text:p>
            <text:p text:style-name="P9"/>
            <text:p text:style-name="P14"><text:s text:c="10"/><text:span text:style-name="T22">//Devuelve </text:span><text:span text:style-name="T23">todos los productos </text:span></text:p>
            <text:p text:style-name="P16"><text:s text:c="10"/>List listarProductos();</text:p>
            <text:p text:style-name="P9">}</text:p>
          </table:table-cell>
        </table:table-row>
      </table:table>
      <text:p text:style-name="P6"/>
      <table:table table:name="Tabla3" table:style-name="Tabla3">
        <table:table-column table:style-name="Tabla3.A"/>
        <text:soft-page-break/>
        <table:table-row table:style-name="Tabla3.1">
          <table:table-cell table:style-name="Tabla3.A1" office:value-type="string">
            <text:p text:style-name="P8"><text:span text:style-name="T13">interface</text:span><text:span text:style-name="T14"> </text:span><text:span text:style-name="T16">Descuento</text:span><text:span text:style-name="T14">Service {</text:span></text:p>
            <text:p text:style-name="P9"/>
            <text:p text:style-name="P20"><text:tab/>// validar <text:span text:style-name="T41">que las fechas no se superpongan </text:span></text:p>
            <text:p text:style-name="P11"><text:tab/>void crear<text:span text:style-name="T40">DescuentoSobreTotal</text:span>(<text:span text:style-name="T40">String marcaTarjeta, LocalDate fechaDesde, LocalDate fechaHasta, float porcentaje</text:span>);</text:p>
            <text:p text:style-name="P9"/>
            <text:p text:style-name="P21"><text:tab/>// validar <text:span text:style-name="T41">que las fechas no se superpongan </text:span></text:p>
            <text:p text:style-name="P9"><text:tab/>void <text:span text:style-name="T41">crearDescuento</text:span>(Long id<text:span text:style-name="T41">Categoria</text:span>, <text:span text:style-name="T41">LocaDate fechaDesde, LocalDate fechaHasta</text:span>, <text:span text:style-name="T41">float porcentaje</text:span>);</text:p>
            <text:p text:style-name="P22"><text:s text:c="9"/></text:p>
            <text:p text:style-name="P22"><text:s text:c="9"/></text:p>
            <text:p text:style-name="P22"><text:s text:c="10"/>// validar <text:span text:style-name="T41">que las fechas no se superpongan </text:span></text:p>
            <text:p text:style-name="P12"><text:tab/>void <text:span text:style-name="T41">crearDescuento</text:span>(<text:span text:style-name="T42">String marcaProducto</text:span>, <text:span text:style-name="T41">LocaDate fechaDesde, LocalDate fechaHasta</text:span>, <text:span text:style-name="T41">float porcentaje</text:span>);</text:p>
            <text:p text:style-name="P12"/>
            <text:p text:style-name="P14"><text:span text:style-name="T22"><text:s text:c="10"/>//Devuelve </text:span><text:span text:style-name="T23">todos</text:span><text:span text:style-name="T22"> </text:span><text:span text:style-name="T23">los descuentos vigentes</text:span></text:p>
            <text:p text:style-name="P16"><text:s text:c="10"/>List listarDescuentos();</text:p>
            <text:p text:style-name="P9">}</text:p>
          </table:table-cell>
        </table:table-row>
      </table:table>
      <text:p text:style-name="P6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8"><text:span text:style-name="T13">interface</text:span><text:span text:style-name="T14"> </text:span><text:span text:style-name="T17">Venta</text:span><text:span text:style-name="T14">Service {</text:span></text:p>
            <text:p text:style-name="P17"/>
            <text:p text:style-name="P19"><text:tab/>//<text:span text:style-name="T46">Crea una venta. El monto se calcula aplicando los descuentos a la fecha</text:span></text:p>
            <text:p text:style-name="P19"><text:s text:c="10"/>// validaciones:</text:p>
            <text:p text:style-name="P17"><text:tab/>// - <text:span text:style-name="T43">debe ser un cliente existente</text:span></text:p>
            <text:p text:style-name="P17"><text:tab/>// - <text:span text:style-name="T43">la lista de productos no debe estar vacía</text:span></text:p>
            <text:p text:style-name="P17"><text:s text:c="10"/>// - <text:span text:style-name="T43">La tarjeta debe pertenecer al cliente</text:span></text:p>
            <text:p text:style-name="P8"><text:span text:style-name="T14"><text:tab/>void </text:span><text:span text:style-name="T17">realizarVenta</text:span><text:span text:style-name="T14">(Long idC</text:span><text:span text:style-name="T17">liente, List</text:span><text:span text:style-name="T18">&lt;Long&gt;</text:span><text:span text:style-name="T17"> productos, Long idTarjeta</text:span><text:span text:style-name="T14">);</text:span></text:p>
            <text:p text:style-name="P17"/>
            <text:p text:style-name="P19"><text:tab/>//<text:span text:style-name="T46">Devuelve el monto total aplicando los descuentos al día de la fecha</text:span></text:p>
            <text:p text:style-name="P19"><text:s text:c="10"/>// validar <text:span text:style-name="T45">que no llegue una lista vacía y la tarjeta exista</text:span></text:p>
            <text:p text:style-name="P9"><text:tab/><text:span text:style-name="T43">float</text:span> <text:span text:style-name="T43">calcularMonto</text:span>(<text:span text:style-name="T43">List&lt;Long&gt; productos, Long idTarjeta</text:span>);</text:p>
            <text:p text:style-name="P9"/>
            <text:p text:style-name="P9"><text:s text:c="10"/><text:span text:style-name="T21">//Devuelve todas las ventas realizadas</text:span></text:p>
            <text:p text:style-name="P9"><text:s text:c="10"/><text:span text:style-name="T47">List ventas();</text:span> </text:p>
            <text:p text:style-name="P9">}</text:p>
          </table:table-cell>
        </table:table-row>
      </table:table>
      <text:p text:style-name="P7"/>
      <text:p text:style-name="P26">En comentarios de cada método pueden ver las validaciones que se deben realizar. Los comentarios están puesto<text:span text:style-name="T49">s</text:span> sobre los métodos de cada interfaz, pero no significa que deben implementarse allí, sino que deben llevarse al modelo siempre que sea posible <text:span text:style-name="T44">(si no lo hizo en el TP anterior todavía esta a tiempo)</text:span>.</text:p>
      <text:p text:style-name="P26"><text:soft-page-break/>La implementación tendrá los siguientes paquetes java:</text:p>
      <text:p text:style-name="P28"><text:span text:style-name="T1">- </text:span><text:span text:style-name="T3">ar.unrn.</text:span><text:span text:style-name="T5">tp</text:span><text:span text:style-name="T3">.api</text:span><text:span text:style-name="T1"> (Acá se volcaran las interfaces de cada servicio).</text:span></text:p>
      <text:p text:style-name="P28"><text:span text:style-name="T1">- </text:span><text:span text:style-name="T3">ar.unrn.</text:span><text:span text:style-name="T5">tp</text:span><text:span text:style-name="T3">.servicios</text:span><text:span text:style-name="T1"> (Acá van las implementaciones de las interfaces).</text:span></text:p>
      <text:p text:style-name="P28"><text:span text:style-name="T1">- </text:span><text:span text:style-name="T3">ar.unrn.</text:span><text:span text:style-name="T5">tp</text:span><text:span text:style-name="T3">.modelo</text:span><text:span text:style-name="T1"> (Acá </text:span><text:span text:style-name="T10">estan</text:span><text:span text:style-name="T1"> las clases del modelo).</text:span></text:p>
      <text:p text:style-name="P28"><text:span text:style-name="T1">- </text:span><text:span text:style-name="T3">ar.unrn.</text:span><text:span text:style-name="T5">tp</text:span><text:span text:style-name="T3">.</text:span><text:span text:style-name="T4">zoodb</text:span><text:span text:style-name="T1"> (Acá van las clases que consumen la API de </text:span><text:span text:style-name="T9">ZooDB</text:span><text:span text:style-name="T1">).</text:span></text:p>
      <text:p text:style-name="P28"><text:span text:style-name="T1">- </text:span><text:span text:style-name="T3">ar.unrn.</text:span><text:span text:style-name="T5">tp</text:span><text:span text:style-name="T3">.main</text:span><text:span text:style-name="T1"> (Acá va el Main#main quien creara las instancias correspondientes y seteará los colaboradores. </text:span><text:span text:style-name="T12">Desde aquí podremos probar las implementaciones de los servicios</text:span><text:span text:style-name="T1">).</text:span></text:p>
      <text:p text:style-name="P29"><text:span text:style-name="T2">Reglas de Diseño</text:span><text:span text:style-name="T1">: el paquete </text:span><text:span text:style-name="T3">ar.unrn.</text:span><text:span text:style-name="T6">tp</text:span><text:span text:style-name="T3">.servicios</text:span><text:span text:style-name="T1"> consume de las clases del paquete del </text:span><text:span text:style-name="T3">modelo</text:span><text:span text:style-name="T1">, </text:span><text:span text:style-name="T7">no puede</text:span><text:span text:style-name="T1"> estar acoplado al paquete <text:s/></text:span><text:span text:style-name="T3">ar.unrn.concurso.</text:span><text:span text:style-name="T6">zoodb</text:span><text:span text:style-name="T1">. </text:span><text:span text:style-name="T7">Durante el desarrollo de este TP vamos a llegar a esto. En principio hagamos funcionar todo de la forma en que lo entendamos. Un vez funcionando, refactorizamos para cumplir esta regla de diseño</text:span><text:span text:style-name="T11">.</text:span><text:span text:style-name="T1"> </text:span></text:p>
      <text:p text:style-name="P29"><text:span text:style-name="T1">Utilizaremos </text:span><text:span text:style-name="T7">persistencia por alcance</text:span><text:span text:style-name="T1"> para todos los casos. </text:span><text:span text:style-name="T8"><text:s/></text:span></text:p>
      <text:p text:style-name="P31">Nota: <text:span text:style-name="T51">ZooDB</text:span> no soporta <text:span text:style-name="T50">LocalDate</text:span>, utilicen <text:span text:style-name="T50">java.util.Date</text:span> como variables de instancia. Pero en la API de los objetos reciban y devuelvan <text:span text:style-name="T50">LocalDate</text:span>, en la implementación lo transform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FreeSans" svg:font-family="FreeSans" style:font-family-generic="swiss"/>
    <style:font-face style:name="Verdana" svg:font-family="Verdana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Verdana2" svg:font-family="Verdana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s" fo:country="AR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Párrafo_20_de_20_lista" style:display-name="Párrafo de lista" style:family="paragraph" style:parent-style-name="Standard">
      <style:paragraph-properties fo:margin-left="1.27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Título_20_1_20_Car" style:display-name="Título 1 Car" style:family="text" style:parent-style-name="Fuente_20_de_20_párrafo_20_predeter.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ar" style:display-name="Título 2 Car" style:family="text" style:parent-style-name="Fuente_20_de_20_párrafo_20_predeter.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Character_5f_20_5f_style" style:num-format="">
        <style:list-level-properties text:list-level-position-and-space-mode="label-alignment">
          <style:list-level-label-alignment text:label-followed-by="nothing" fo:text-indent="0.762cm" fo:margin-left="0.762cm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listtab" fo:text-indent="1.016cm" fo:margin-left="1.016cm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listtab" fo:text-indent="1.27cm" fo:margin-left="1.27cm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listtab" fo:text-indent="1.524cm" fo:margin-left="1.524cm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listtab" fo:text-indent="1.778cm" fo:margin-left="1.778cm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listtab" fo:text-indent="2.032cm" fo:margin-left="2.032cm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listtab" fo:text-indent="2.286cm" fo:margin-left="2.286cm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listtab" fo:text-indent="2.54cm" fo:margin-left="2.54cm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listtab" fo:text-indent="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3.681cm" table:align="center" style:writing-mode="lr-tb"/>
    </style:style>
    <style:style style:name="Tabla5.A" style:family="table-column">
      <style:table-column-properties style:column-width="1.298cm"/>
    </style:style>
    <style:style style:name="Tabla5.B" style:family="table-column">
      <style:table-column-properties style:column-width="12.383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.353cm" loext:contextual-spacing="false" style:snap-to-layout-grid="false"/>
      <style:text-properties fo:language="es" fo:country="AR" style:language-asian="none" style:country-asian="none"/>
    </style:style>
    <style:style style:name="MP2" style:family="paragraph" style:parent-style-name="Header">
      <style:paragraph-properties fo:text-align="end" style:justify-single-word="false"/>
      <style:text-properties fo:language="es" fo:country="AR" officeooo:paragraph-rsid="001b42eb"/>
    </style:style>
    <style:style style:name="MP3" style:family="paragraph" style:parent-style-name="Header">
      <style:paragraph-properties fo:text-align="end" style:justify-single-word="false"/>
      <style:text-properties fo:language="es" fo:country="AR" officeooo:paragraph-rsid="001b42eb" style:font-name-asian="Calibri2" style:font-name-complex="Calibri2"/>
    </style:style>
    <style:style style:name="MP4" style:family="paragraph" style:parent-style-name="Header">
      <style:paragraph-properties fo:margin-top="0cm" fo:margin-bottom="0.353cm" loext:contextual-spacing="false" fo:text-align="end" style:justify-single-word="false"/>
      <style:text-properties fo:language="es" fo:country="AR"/>
    </style:style>
    <style:style style:name="MP5" style:family="paragraph" style:parent-style-name="Header">
      <style:paragraph-properties fo:margin-top="0cm" fo:margin-bottom="0.353cm" loext:contextual-spacing="false"/>
      <style:text-properties fo:language="es" fo:country="AR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Imagen1" text:anchor-type="char" svg:x="-1.358cm" svg:y="-0.335cm" svg:width="1.402cm" svg:height="2.196cm" draw:z-index="2"><draw:image xlink:href="Pictures/10000000000004A50000073CAF71EBA6816FD31B.jpg" xlink:type="simple" xlink:show="embed" xlink:actuate="onLoad" loext:mime-type="image/jpeg"/></draw:frame></text:p>
            </table:table-cell>
            <table:table-cell table:style-name="Tabla5.A1" office:value-type="string">
              <text:p text:style-name="MP2">Licenciatura en Sistemas</text:p>
              <text:p text:style-name="MP3">Bases de Datos II (Alternativas a la Persistencia Relacional)</text:p>
              <text:p text:style-name="MP4">Trabajo Práctico 2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ique</meta:initial-creator>
    <meta:creation-date>2013-09-09T14:52:00</meta:creation-date>
    <dc:date>2018-09-15T08:37:02.403611746</dc:date>
    <meta:editing-cycles>466</meta:editing-cycles>
    <meta:editing-duration>P2DT2H40M11S</meta:editing-duration>
    <meta:generator>LibreOffice/6.0.6.2$Linux_X86_64 LibreOffice_project/00m0$Build-2</meta:generator>
    <meta:document-statistic meta:table-count="5" meta:image-count="1" meta:object-count="0" meta:page-count="3" meta:paragraph-count="60" meta:word-count="551" meta:character-count="3993" meta:non-whitespace-character-count="3321"/>
  </office:meta>
</office:document-meta>
</file>